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6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9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size-complex="10.5pt"/>
    </style:style>
    <style:style style:name="P12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3" style:family="paragraph">
      <style:paragraph-properties fo:margin-top="0cm" fo:margin-bottom="0cm" fo:line-height="100%" fo:text-align="center"/>
    </style:style>
    <style:style style:name="P14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HG丸ｺﾞｼｯｸM-PRO"/>
    </style:style>
    <style:style style:name="T3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text:anchor-type="paragraph" draw:z-index="0" draw:style-name="gr1" draw:text-style-name="P14" svg:width="2.386cm" svg:height="1.592cm" draw:transform="rotate (0.5235987755982) translate (12.7582083333333cm 0.146402777777778cm)"><draw:text-box><text:p text:style-name="P13"><text:span text:style-name="T2"/></text:p><text:p text:style-name="P13"><text:span text:style-name="T3">無料</text:span></text:p></draw:text-box></draw:frame><text:tab/>便利で、簡単！誰もが使えるOpenOffice.org</text:p>
      <text:p text:style-name="P5"><text:tab/>　OpenOffice.org講習会(初級編)</text:p>
      <text:p text:style-name="P6"><text:tab/>　　　　表計算ソフト　〜Calc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、これまで入門編として「Writer」「Calc」「Impress」の順に開催していますが、今回は、初級編として表計算<text:span text:style-name="T1">ソフト「Calc」の講習会を開催します。内容は、関数(計算式)の使い方をメインに進めていきますが、OpenOffice.orgが初めての方でも判り易くお教えし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4">　日　時<text:tab/>１日目　平成２４年　２月２２日（水）　１８：３０〜２０：００</text:p>
      <text:p text:style-name="P4"><text:tab/>２日目　平成２４年　２月２９日（水）　１８：３０〜２０：００</text:p>
      <text:p text:style-name="P4"><text:tab/>※１日目と２日目の両方で一つの内容となっています。</text:p>
      <text:p text:style-name="P4"/>
      <text:p text:style-name="P4">　場　所<text:tab/>松江テルサ別館２階　オープンソースラボ</text:p>
      <text:p text:style-name="P4"/>
      <text:p text:style-name="P4">　内　容<text:tab/>「Calcの概要と関数の使い方」</text:p>
      <text:p text:style-name="P4"><text:tab/>基本操作、行・列の操作、表の操作、各種関数(計算式)の使い方</text:p>
      <text:p text:style-name="P4"/>
      <text:p text:style-name="P4">　対象者<text:tab/>パソコンの基本操作ができる方</text:p>
      <text:p text:style-name="P4">　　　　　　　（協議会会員以外の方でもご自由に参加いただけます。）</text:p>
      <text:p text:style-name="P4"/>
      <text:p text:style-name="P4">　参加費<text:tab/>無料</text:p>
      <text:p text:style-name="P4"/>
      <text:p text:style-name="P4">　定　員<text:tab/>２０名</text:p>
      <text:p text:style-name="P4"/>
      <text:p text:style-name="P4">　講　師<text:tab/>株式会社マツケイ　伊藤　葉子氏</text:p>
      <text:p text:style-name="P4"/>
      <text:p text:style-name="P4">　主　催<text:tab/>しまねOSS協議会</text:p>
      <text:p text:style-name="P4"/>
      <text:p text:style-name="P4">　その他<text:tab/>（１）ノートパソコンをお持ちの方は当日ご持参ください。お持ちでない方は、お貸し</text:p>
      <text:p text:style-name="P4"><text:tab/>　　　しますので、お申込みの際にご明記ください。</text:p>
      <text:p text:style-name="P4"><text:tab/>（２）この講習はOpenOffice.org3.1以上を対象としてます。ご持参頂くパソコンには</text:p>
      <text:p text:style-name="P4"><text:tab/>　　　あらかじめOpenOffice.org3.1以上をインストールしてください。</text:p>
      <text:p text:style-name="P4"/>
      <text:p text:style-name="P4">　参加申込み先</text:p>
      <text:p text:style-name="P4"><text:tab/>しまねOSS協議会事務局　（株）ネットワーク応用通信研究所内</text:p>
      <text:p text:style-name="P4"><text:tab/>　メール　info@shimane-oss.org</text:p>
      <text:p text:style-name="P4"><text:tab/>　電　話　０８５２−２８−９２９８　ＦＡＸ　０８５２−２８−９３９８</text:p>
      <text:p text:style-name="P4"/>
      <text:p text:style-name="P4">　※　本内容はしまねOSS協議会ホームページでもご覧いただけます。</text:p>
      <text:p text:style-name="P4">　　　http://www.shimane-oss.org/events/2011/12/21/openofficeorg-seminar-20120222/</text:p>
      <text:p text:style-name="P4"/>
      <text:p text:style-name="P12">[別紙]</text:p>
      <text:p text:style-name="P1">しまねOSS協議会　事務局　行き</text:p>
      <text:p text:style-name="P1"/>
      <text:p text:style-name="P1"/>
      <text:p text:style-name="P8">OpenOffice.org講習会(初級編)</text:p>
      <text:p text:style-name="P8">表計算ソフト　〜Calc〜</text:p>
      <text:p text:style-name="P8"/>
      <text:p text:style-name="P7">参加申込書</text:p>
      <text:p text:style-name="P7">[開催日：2/22(水),2/29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1">お名前</text:p>
          </table:table-cell>
          <table:table-cell table:style-name="表1.B1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お名前(ふりがな)</text:p>
          </table:table-cell>
          <table:table-cell table:style-name="表1.B2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ご連絡先(電話番号)</text:p>
          </table:table-cell>
          <table:table-cell table:style-name="表1.B2" office:value-type="string">
            <text:p text:style-name="P10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1">メールアドレス</text:p>
          </table:table-cell>
          <table:table-cell table:style-name="表1.B2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パソコン貸出</text:p>
          </table:table-cell>
          <table:table-cell table:style-name="表1.B2" office:value-type="string">
            <text:p text:style-name="P11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4H56M51S</meta:editing-duration>
    <meta:editing-cycles>31</meta:editing-cycles>
    <meta:generator>OpenOffice.org/3.3$Unix OpenOffice.org_project/330m20$Build-9567</meta:generator>
    <dc:date>2011-12-21T18:39:04</dc:date>
    <dc:creator>Kurahashi Toru</dc:creator>
    <meta:document-statistic meta:table-count="1" meta:image-count="0" meta:object-count="0" meta:page-count="2" meta:paragraph-count="46" meta:word-count="549" meta:character-count="1429"/>
    <meta:template xlink:type="simple" xlink:actuate="onRequest" xlink:title="無題" xlink:href="../無題.ott" meta:date="2010-03-20T17:29:56"/>
  </office:meta>
</office:document-meta>
</file>